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7.8cm">
          <draw:text-box>
            <text:p><text:span text:style-name="T1">i</text:span></text:p>
          </draw:text-box>
        </draw:frame>
        <draw:frame draw:style-name="gr3" draw:text-style-name="P2" draw:layer="layout" svg:width="15.308cm" svg:height="8.708cm" svg:x="0.2cm" svg:y="0.8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6:29:26.829752323</dc:date>
    <meta:editing-duration>PT3M39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7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09cm" svg:height="8.709cm" xlink:href="." xlink:type="simple" chart:class="chart:scatter" chart:style-name="ch1">
        <chart:plot-area chart:style-name="ch2" chart:data-source-has-labels="both" svg:x="0.306cm" svg:y="0.174cm" svg:width="14.697cm" svg:height="8.361cm">
          <chartooo:coordinate-region svg:x="0.742cm" svg:y="0.374cm" svg:width="14.167cm" svg:height="7.51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